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2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3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1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6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6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1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2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20:17:30.682775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23T20:20:44.456565906</dc:date>
    <meta:editing-duration>PT19H18M12S</meta:editing-duration>
    <meta:editing-cycles>120</meta:editing-cycles>
    <meta:generator>LibreOffice/7.1.5.2$Linux_X86_64 LibreOffice_project/10$Build-2</meta:generator>
    <meta:document-statistic meta:table-count="1" meta:cell-count="2395" meta:object-count="0"/>
  </office:meta>
</office:document-meta>
</file>